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etProxy.getProxy( Class &lt; T &gt; propertySet , PropertyMap property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SetProxy.PropertySetProxy( Class &lt; T &gt; propertySet , PropertyMap property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etProxy.getProper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Proxy.getProper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Proxy.invoke( Object proxy , Method method , Object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